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oute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UserId</text:p>
          </table:table-cell>
          <table:table-cell office:value-type="string">
            <text:p>StartLatitude</text:p>
          </table:table-cell>
          <table:table-cell office:value-type="string">
            <text:p>StartLongitude</text:p>
          </table:table-cell>
          <table:table-cell office:value-type="string">
            <text:p>EndLatitude</text:p>
          </table:table-cell>
          <table:table-cell office:value-type="string">
            <text:p>EndLongitude</text:p>
          </table:table-cell>
          <table:table-cell office:value-type="string">
            <text:p>Name</text:p>
          </table:table-cell>
          <table:table-cell office:value-type="string">
            <text:p>IsOffer</text:p>
          </table:table-cell>
          <table:table-cell office:value-type="string">
            <text:p>Distance</text:p>
          </table:table-cell>
          <table:table-cell office:value-type="string">
            <text:p>RouteId</text:p>
          </table:table-cell>
          <table:table-cell/>
          <table:table-cell office:value-type="string">
            <text:p>RouteId</text:p>
          </table:table-cell>
          <table:table-cell office:value-type="string">
            <text:p>Line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.9028449607009">
            <text:p>47.9028449607</text:p>
          </table:table-cell>
          <table:table-cell office:value-type="float" office:value="1.92369874176029">
            <text:p>1.9236987418</text:p>
          </table:table-cell>
          <table:table-cell office:value-type="float" office:value="47.8694897799285">
            <text:p>47.8694897799</text:p>
          </table:table-cell>
          <table:table-cell office:value-type="float" office:value="1.88162024673465">
            <text:p>1.8816202467</text:p>
          </table:table-cell>
          <table:table-cell office:value-type="string">
            <text:p>StMarc-StSamso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.1834126427241">
            <text:p>47.1834126427</text:p>
          </table:table-cell>
          <table:table-cell office:value-type="float" office:value="-1.53836488723754">
            <text:p>-1.53836488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7.9040532869347">
            <text:p>47.9040532869</text:p>
          </table:table-cell>
          <table:table-cell office:value-type="float" office:value="1.92623074707034">
            <text:p>1.9262307471</text:p>
          </table:table-cell>
          <table:table-cell office:value-type="float" office:value="47.8686261164986">
            <text:p>47.8686261165</text:p>
          </table:table-cell>
          <table:table-cell office:value-type="float" office:value="1.88138421234134">
            <text:p>1.8813842123</text:p>
          </table:table-cell>
          <table:table-cell office:value-type="string">
            <text:p>StMarc-StSamso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7.144897485554">
            <text:p>47.1448974856</text:p>
          </table:table-cell>
          <table:table-cell office:value-type="float" office:value="-1.56538009643554">
            <text:p>-1.56538009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7.9026493228719">
            <text:p>47.9026493229</text:p>
          </table:table-cell>
          <table:table-cell office:value-type="float" office:value="1.92262585815433">
            <text:p>1.9226258582</text:p>
          </table:table-cell>
          <table:table-cell office:value-type="float" office:value="47.9093523260456">
            <text:p>47.909352326</text:p>
          </table:table-cell>
          <table:table-cell office:value-type="float" office:value="1.86142857727054">
            <text:p>1.8614285773</text:p>
          </table:table-cell>
          <table:table-cell office:value-type="string">
            <text:p>StMarc-StJean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47.881470139163">
            <text:p>47.8814701392</text:p>
          </table:table-cell>
          <table:table-cell office:value-type="float" office:value="1.91076278686523">
            <text:p>1.910762786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7.902447931663">
            <text:p>47.9024479317</text:p>
          </table:table-cell>
          <table:table-cell office:value-type="float" office:value="1.93000729736331">
            <text:p>1.9300072974</text:p>
          </table:table-cell>
          <table:table-cell office:value-type="float" office:value="47.8955426162746">
            <text:p>47.8955426163</text:p>
          </table:table-cell>
          <table:table-cell office:value-type="float" office:value="1.85825284179691">
            <text:p>1.8582528418</text:p>
          </table:table-cell>
          <table:table-cell office:value-type="string">
            <text:p>StMarc-StJea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47.8763467101954">
            <text:p>47.8763467102</text:p>
          </table:table-cell>
          <table:table-cell office:value-type="float" office:value="1.9145393371582">
            <text:p>1.91453933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7.1142113292015">
            <text:p>47.1142113292</text:p>
          </table:table-cell>
          <table:table-cell office:value-type="float" office:value="-1.51214663330074">
            <text:p>-1.5121466333</text:p>
          </table:table-cell>
          <table:table-cell office:value-type="float" office:value="47.2348684949013">
            <text:p>47.2348684949</text:p>
          </table:table-cell>
          <table:table-cell office:value-type="float" office:value="-1.59832064453121">
            <text:p>-1.5983206445</text:p>
          </table:table-cell>
          <table:table-cell office:value-type="string">
            <text:p>Le bignon-Brech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9.9804415647897">
            <text:p>39.9804415648</text:p>
          </table:table-cell>
          <table:table-cell office:value-type="float" office:value="116.481017429199">
            <text:p>116.4810174292</text:p>
          </table:table-cell>
          <table:table-cell office:value-type="float" office:value="39.8342785464807">
            <text:p>39.8342785465</text:p>
          </table:table-cell>
          <table:table-cell office:value-type="float" office:value="116.284980136719">
            <text:p>116.2849801367</text:p>
          </table:table-cell>
          <table:table-cell office:value-type="string">
            <text:p>Hairun-Kexing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7.1936786353465">
            <text:p>47.1936786353</text:p>
          </table:table-cell>
          <table:table-cell office:value-type="float" office:value="-1.52804374694824">
            <text:p>-1.5280437469</text:p>
          </table:table-cell>
          <table:table-cell office:value-type="float" office:value="47.1844043309169">
            <text:p>47.1844043309</text:p>
          </table:table-cell>
          <table:table-cell office:value-type="float" office:value="-1.55149698257446">
            <text:p>-1.5514969826</text:p>
          </table:table-cell>
          <table:table-cell office:value-type="string">
            <text:p>Reze-Quartier sud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7.9047206829484">
            <text:p>47.9047206829</text:p>
          </table:table-cell>
          <table:table-cell office:value-type="float" office:value="1.92652344703674">
            <text:p>1.926523447</text:p>
          </table:table-cell>
          <table:table-cell office:value-type="float" office:value="47.8691788161868">
            <text:p>47.8691788162</text:p>
          </table:table-cell>
          <table:table-cell office:value-type="float" office:value="1.88145160675048">
            <text:p>1.8814516068</text:p>
          </table:table-cell>
          <table:table-cell office:value-type="string">
            <text:p>Orleans-StSamso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7.2351889786263">
            <text:p>47.2351889786</text:p>
          </table:table-cell>
          <table:table-cell office:value-type="float" office:value="-1.59370422363281">
            <text:p>-1.5937042236</text:p>
          </table:table-cell>
          <table:table-cell office:value-type="float" office:value="47.2573300771116">
            <text:p>47.2573300771</text:p>
          </table:table-cell>
          <table:table-cell office:value-type="float" office:value="-1.56658172607421">
            <text:p>-1.5665817261</text:p>
          </table:table-cell>
          <table:table-cell office:value-type="string">
            <text:p>Beausejour-Quatiers Nord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7.1829459595173">
            <text:p>47.1829459595</text:p>
          </table:table-cell>
          <table:table-cell office:value-type="float" office:value="-1.56143188476562">
            <text:p>-1.5614318848</text:p>
          </table:table-cell>
          <table:table-cell office:value-type="float" office:value="47.2205008305636">
            <text:p>47.2205008306</text:p>
          </table:table-cell>
          <table:table-cell office:value-type="float" office:value="-1.52812957763671">
            <text:p>-1.5281295776</text:p>
          </table:table-cell>
          <table:table-cell office:value-type="string">
            <text:p>Chateau-StDonatier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7.1404606139225">
            <text:p>47.1404606139</text:p>
          </table:table-cell>
          <table:table-cell office:value-type="float" office:value="-1.54975891113281">
            <text:p>-1.5497589111</text:p>
          </table:table-cell>
          <table:table-cell office:value-type="float" office:value="47.1908790160942">
            <text:p>47.1908790161</text:p>
          </table:table-cell>
          <table:table-cell office:value-type="float" office:value="-1.56864166259765">
            <text:p>-1.5686416626</text:p>
          </table:table-cell>
          <table:table-cell office:value-type="string">
            <text:p>Bauches-Rez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7.1675431121505">
            <text:p>47.1675431122</text:p>
          </table:table-cell>
          <table:table-cell office:value-type="float" office:value="-1.47388458251953">
            <text:p>-1.4738845825</text:p>
          </table:table-cell>
          <table:table-cell office:value-type="float" office:value="47.2145544706077">
            <text:p>47.2145544706</text:p>
          </table:table-cell>
          <table:table-cell office:value-type="float" office:value="-1.55834197998046">
            <text:p>-1.55834198</text:p>
          </table:table-cell>
          <table:table-cell office:value-type="string">
            <text:p>Vertou-Centre vill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7.2433473021661">
            <text:p>47.2433473022</text:p>
          </table:table-cell>
          <table:table-cell office:value-type="float" office:value="-1.61327362060546">
            <text:p>-1.6132736206</text:p>
          </table:table-cell>
          <table:table-cell office:value-type="float" office:value="47.1845793327925">
            <text:p>47.1845793328</text:p>
          </table:table-cell>
          <table:table-cell office:value-type="float" office:value="-1.56280517578125">
            <text:p>-1.5628051758</text:p>
          </table:table-cell>
          <table:table-cell office:value-type="string">
            <text:p>Silon-Chateau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7.1359065974725">
            <text:p>47.1359065975</text:p>
          </table:table-cell>
          <table:table-cell office:value-type="float" office:value="-1.55791282653808">
            <text:p>-1.5579128265</text:p>
          </table:table-cell>
          <table:table-cell office:value-type="float" office:value="47.1879042588171">
            <text:p>47.1879042588</text:p>
          </table:table-cell>
          <table:table-cell office:value-type="float" office:value="-1.58703088760375">
            <text:p>-1.5870308876</text:p>
          </table:table-cell>
          <table:table-cell office:value-type="string">
            <text:p>Bauche-Rez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7.1192052000776">
            <text:p>47.1192052001</text:p>
          </table:table-cell>
          <table:table-cell office:value-type="float" office:value="-1.59233093261718">
            <text:p>-1.5923309326</text:p>
          </table:table-cell>
          <table:table-cell office:value-type="float" office:value="47.1939119302844">
            <text:p>47.1939119303</text:p>
          </table:table-cell>
          <table:table-cell office:value-type="float" office:value="-1.53190612792968">
            <text:p>-1.5319061279</text:p>
          </table:table-cell>
          <table:table-cell office:value-type="string">
            <text:p>Pont-Pon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47.2580291189552">
            <text:p>47.258029119</text:p>
          </table:table-cell>
          <table:table-cell office:value-type="float" office:value="-1.57207489013671">
            <text:p>-1.5720748901</text:p>
          </table:table-cell>
          <table:table-cell office:value-type="float" office:value="47.2167698591202">
            <text:p>47.2167698591</text:p>
          </table:table-cell>
          <table:table-cell office:value-type="float" office:value="-1.55284881591796">
            <text:p>-1.5528488159</text:p>
          </table:table-cell>
          <table:table-cell office:value-type="string">
            <text:p>Nord-Centre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7.2107064705805">
            <text:p>47.2107064706</text:p>
          </table:table-cell>
          <table:table-cell office:value-type="float" office:value="-1.65035247802734">
            <text:p>-1.650352478</text:p>
          </table:table-cell>
          <table:table-cell office:value-type="float" office:value="47.185512666386">
            <text:p>47.1855126664</text:p>
          </table:table-cell>
          <table:table-cell office:value-type="float" office:value="-1.56314849853515">
            <text:p>-1.5631484985</text:p>
          </table:table-cell>
          <table:table-cell office:value-type="string">
            <text:p>StHerblain-Rez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7.1460650218076">
            <text:p>47.1460650218</text:p>
          </table:table-cell>
          <table:table-cell office:value-type="float" office:value="-1.53121948242187">
            <text:p>-1.5312194824</text:p>
          </table:table-cell>
          <table:table-cell office:value-type="float" office:value="47.1878459285763">
            <text:p>47.1878459286</text:p>
          </table:table-cell>
          <table:table-cell office:value-type="float" office:value="-1.57344818115234">
            <text:p>-1.5734481812</text:p>
          </table:table-cell>
          <table:table-cell office:value-type="string">
            <text:p>S-R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47.1677765219597">
            <text:p>47.167776522</text:p>
          </table:table-cell>
          <table:table-cell office:value-type="float" office:value="-1.64863586425781">
            <text:p>-1.6486358643</text:p>
          </table:table-cell>
          <table:table-cell office:value-type="float" office:value="47.1834126427241">
            <text:p>47.1834126427</text:p>
          </table:table-cell>
          <table:table-cell office:value-type="float" office:value="-1.54529571533203">
            <text:p>-1.5452957153</text:p>
          </table:table-cell>
          <table:table-cell office:value-type="string">
            <text:p>bbbbb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47.1934453393829">
            <text:p>47.1934453394</text:p>
          </table:table-cell>
          <table:table-cell office:value-type="float" office:value="-1.5545654296875">
            <text:p>-1.5545654297</text:p>
          </table:table-cell>
          <table:table-cell office:value-type="float" office:value="48.01197512671">
            <text:p>48.0119751267</text:p>
          </table:table-cell>
          <table:table-cell office:value-type="float" office:value="0.19775390625">
            <text:p>0.1977539063</text:p>
          </table:table-cell>
          <table:table-cell office:value-type="string">
            <text:p>Esa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7.2121057756224">
            <text:p>47.2121057756</text:p>
          </table:table-cell>
          <table:table-cell office:value-type="float" office:value="-1.56005859375">
            <text:p>-1.5600585938</text:p>
          </table:table-cell>
          <table:table-cell office:value-type="float" office:value="47.0701218238331">
            <text:p>47.0701218238</text:p>
          </table:table-cell>
          <table:table-cell office:value-type="float" office:value="-0.9228515625">
            <text:p>-0.9228515625</text:p>
          </table:table-cell>
          <table:table-cell office:value-type="string">
            <text:p>Nantes Cholet - Trajet 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4" office:value-type="string">
            <text:p>NULL</text:p>
          </table:table-cell>
          <table:table-cell office:value-type="string">
            <text:p>Nantes Vannes T3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47.2018433479468">
            <text:p>47.2018433479</text:p>
          </table:table-cell>
          <table:table-cell office:value-type="float" office:value="-1.54632568359375">
            <text:p>-1.5463256836</text:p>
          </table:table-cell>
          <table:table-cell office:value-type="float" office:value="47.0804097063156">
            <text:p>47.0804097063</text:p>
          </table:table-cell>
          <table:table-cell office:value-type="float" office:value="-1.44882202148437">
            <text:p>-1.4488220215</text:p>
          </table:table-cell>
          <table:table-cell office:value-type="string">
            <text:p>Nantes-Bignon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39.9687007449169">
            <text:p>39.9687007449</text:p>
          </table:table-cell>
          <table:table-cell office:value-type="float" office:value="116.433792114258">
            <text:p>116.4337921143</text:p>
          </table:table-cell>
          <table:table-cell office:value-type="float" office:value="39.9508061752573">
            <text:p>39.9508061753</text:p>
          </table:table-cell>
          <table:table-cell office:value-type="float" office:value="116.462631225586">
            <text:p>116.4626312256</text:p>
          </table:table-cell>
          <table:table-cell office:value-type="string">
            <text:p>Test1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9.9687007449169">
            <text:p>39.9687007449</text:p>
          </table:table-cell>
          <table:table-cell office:value-type="float" office:value="116.433792114258">
            <text:p>116.4337921143</text:p>
          </table:table-cell>
          <table:table-cell office:value-type="float" office:value="39.9505429848825">
            <text:p>39.9505429849</text:p>
          </table:table-cell>
          <table:table-cell office:value-type="float" office:value="116.461601257324">
            <text:p>116.4616012573</text:p>
          </table:table-cell>
          <table:table-cell office:value-type="string">
            <text:p>Test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47.2144378686484">
            <text:p>47.2144378686</text:p>
          </table:table-cell>
          <table:table-cell office:value-type="float" office:value="-1.56967163085937">
            <text:p>-1.5696716309</text:p>
          </table:table-cell>
          <table:table-cell office:value-type="float" office:value="47.1922788441812">
            <text:p>47.1922788442</text:p>
          </table:table-cell>
          <table:table-cell office:value-type="float" office:value="-1.50203704833984">
            <text:p>-1.5020370483</text:p>
          </table:table-cell>
          <table:table-cell office:value-type="string">
            <text:p>Test3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47.2102400273621">
            <text:p>47.2102400274</text:p>
          </table:table-cell>
          <table:table-cell office:value-type="float" office:value="-1.57791137695312">
            <text:p>-1.577911377</text:p>
          </table:table-cell>
          <table:table-cell office:value-type="float" office:value="47.1943785170835">
            <text:p>47.1943785171</text:p>
          </table:table-cell>
          <table:table-cell office:value-type="float" office:value="-1.53018951416015">
            <text:p>-1.5301895142</text:p>
          </table:table-cell>
          <table:table-cell office:value-type="string">
            <text:p>Test 4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7.2344896352992">
            <text:p>47.2344896353</text:p>
          </table:table-cell>
          <table:table-cell office:value-type="float" office:value="-1.5655517578125">
            <text:p>-1.5655517578</text:p>
          </table:table-cell>
          <table:table-cell office:value-type="float" office:value="47.0850853599539">
            <text:p>47.08508536</text:p>
          </table:table-cell>
          <table:table-cell office:value-type="float" office:value="-0.8843994140625">
            <text:p>-0.8843994141</text:p>
          </table:table-cell>
          <table:table-cell office:value-type="string">
            <text:p>Nantes-Chole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7.1934453393829">
            <text:p>47.1934453394</text:p>
          </table:table-cell>
          <table:table-cell office:value-type="float" office:value="-1.56280517578125">
            <text:p>-1.5628051758</text:p>
          </table:table-cell>
          <table:table-cell office:value-type="float" office:value="47.6949743418628">
            <text:p>47.6949743419</text:p>
          </table:table-cell>
          <table:table-cell office:value-type="float" office:value="-2.669677734375">
            <text:p>-2.6696777344</text:p>
          </table:table-cell>
          <table:table-cell office:value-type="string">
            <text:p>Nantes-Vanne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7.2090739013689">
            <text:p>47.2090739014</text:p>
          </table:table-cell>
          <table:table-cell office:value-type="float" office:value="-1.57447814941406">
            <text:p>-1.5744781494</text:p>
          </table:table-cell>
          <table:table-cell office:value-type="float" office:value="47.9972738680447">
            <text:p>47.997273868</text:p>
          </table:table-cell>
          <table:table-cell office:value-type="float" office:value="0.252685546875">
            <text:p>0.2526855469</text:p>
          </table:table-cell>
          <table:table-cell office:value-type="string">
            <text:p>Nantes-Le Mans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47.903800067865">
            <text:p>47.9038000679</text:p>
          </table:table-cell>
          <table:table-cell office:value-type="float" office:value="1.92672729492187">
            <text:p>1.9267272949</text:p>
          </table:table-cell>
          <table:table-cell office:value-type="float" office:value="47.892175894184">
            <text:p>47.8921758942</text:p>
          </table:table-cell>
          <table:table-cell office:value-type="float" office:value="1.87625885009765">
            <text:p>1.8762588501</text:p>
          </table:table-cell>
          <table:table-cell office:value-type="string">
            <text:p>Trajet test qui n'enregistre pas de position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NULL</text:p>
          </table:table-cell>
          <table:table-cell office:value-type="string">
            <text:p>Trajet qui ne montre pas les positions 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">
            <text:p>8</text:p>
          </table:table-cell>
          <table:table-cell office:value-type="float" office:value="50.604595282878">
            <text:p>50.6045952829</text:p>
          </table:table-cell>
          <table:table-cell office:value-type="float" office:value="3.06587219238281">
            <text:p>3.0658721924</text:p>
          </table:table-cell>
          <table:table-cell office:value-type="float" office:value="50.6069920794789">
            <text:p>50.6069920795</text:p>
          </table:table-cell>
          <table:table-cell office:value-type="float" office:value="3.10466766357421">
            <text:p>3.1046676636</text:p>
          </table:table-cell>
          <table:table-cell office:value-type="string">
            <text:p>Wattignies-Ronchin2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50.6008909025357">
            <text:p>50.6008909025</text:p>
          </table:table-cell>
          <table:table-cell office:value-type="float" office:value="3.06381225585937">
            <text:p>3.0638122559</text:p>
          </table:table-cell>
          <table:table-cell office:value-type="float" office:value="50.6242018500998">
            <text:p>50.6242018501</text:p>
          </table:table-cell>
          <table:table-cell office:value-type="float" office:value="3.06793212890625">
            <text:p>3.0679321289</text:p>
          </table:table-cell>
          <table:table-cell office:value-type="string">
            <text:p>Wattignies-Lille Centr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50.5963145006901">
            <text:p>50.5963145007</text:p>
          </table:table-cell>
          <table:table-cell office:value-type="float" office:value="3.06072235107421">
            <text:p>3.0607223511</text:p>
          </table:table-cell>
          <table:table-cell office:value-type="float" office:value="50.6154888291448">
            <text:p>50.6154888291</text:p>
          </table:table-cell>
          <table:table-cell office:value-type="float" office:value="3.1149673461914">
            <text:p>3.1149673462</text:p>
          </table:table-cell>
          <table:table-cell office:value-type="string">
            <text:p>Wattignies-Lezenne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47.8201860775982">
            <text:p>47.8201860776</text:p>
          </table:table-cell>
          <table:table-cell office:value-type="float" office:value="1.75480842590332">
            <text:p>1.7548084259</text:p>
          </table:table-cell>
          <table:table-cell office:value-type="float" office:value="47.8694091253859">
            <text:p>47.8694091254</text:p>
          </table:table-cell>
          <table:table-cell office:value-type="float" office:value="1.88153743743896">
            <text:p>1.8815374374</text:p>
          </table:table-cell>
          <table:table-cell office:value-type="string">
            <text:p>Moulin - Cléry basiliqu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">
            <text:p>9</text:p>
          </table:table-cell>
          <table:table-cell office:value-type="float" office:value="47.8269861887992">
            <text:p>47.8269861888</text:p>
          </table:table-cell>
          <table:table-cell office:value-type="float" office:value="1.69635772705078">
            <text:p>1.6963577271</text:p>
          </table:table-cell>
          <table:table-cell office:value-type="float" office:value="47.3964900139334">
            <text:p>47.3964900139</text:p>
          </table:table-cell>
          <table:table-cell office:value-type="float" office:value="0.6866455078125">
            <text:p>0.6866455078</text:p>
          </table:table-cell>
          <table:table-cell office:value-type="string">
            <text:p>Meung - Tours (sans les drapeaux)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47.8661559130778">
            <text:p>47.8661559131</text:p>
          </table:table-cell>
          <table:table-cell office:value-type="float" office:value="1.90200805664062">
            <text:p>1.9020080566</text:p>
          </table:table-cell>
          <table:table-cell office:value-type="float" office:value="47.8943628192254">
            <text:p>47.8943628192</text:p>
          </table:table-cell>
          <table:table-cell office:value-type="float" office:value="1.90441131591796">
            <text:p>1.9044113159</text:p>
          </table:table-cell>
          <table:table-cell office:value-type="string">
            <text:p>Olivet centre - Avenue Dauphine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47.1843459968301">
            <text:p>47.1843459968</text:p>
          </table:table-cell>
          <table:table-cell office:value-type="float" office:value="-1.54838562011718">
            <text:p>-1.5483856201</text:p>
          </table:table-cell>
          <table:table-cell office:value-type="float" office:value="47.1603068993318">
            <text:p>47.1603068993</text:p>
          </table:table-cell>
          <table:table-cell office:value-type="float" office:value="-1.52091979980468">
            <text:p>-1.5209197998</text:p>
          </table:table-cell>
          <table:table-cell office:value-type="string">
            <text:p>Pont-Perif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ULL</text:p>
          </table:table-cell>
          <table:table-cell office:value-type="string">
            <text:p>Pat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ULL</text:p>
          </table:table-cell>
          <table:table-cell office:value-type="string">
            <text:p>Pat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NULL</text:p>
          </table:table-cell>
          <table:table-cell office:value-type="string">
            <text:p>aaaa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table:number-columns-repeated="4" office:value-type="string">
            <text:p>NULL</text:p>
          </table:table-cell>
          <table:table-cell office:value-type="string">
            <text:p>stef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.7467111947561">
            <text:p>47.7467111948</text:p>
          </table:table-cell>
          <table:table-cell office:value-type="float" office:value="7.3388671875">
            <text:p>7.3388671875</text:p>
          </table:table-cell>
          <table:table-cell office:value-type="float" office:value="48.9008379023409">
            <text:p>48.9008379023</text:p>
          </table:table-cell>
          <table:table-cell office:value-type="float" office:value="2.3291015625">
            <text:p>2.3291015625</text:p>
          </table:table-cell>
          <table:table-cell office:value-type="string">
            <text:p>emmanuel1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table:number-columns-repeated="4" office:value-type="string">
            <text:p>NULL</text:p>
          </table:table-cell>
          <table:table-cell office:value-type="string">
            <text:p>amelie</text:p>
          </table:table-cell>
          <table:table-cell office:value-type="float" office:value="0">
            <text:p>0</text:p>
          </table:table-cell>
          <table:table-cell office:value-type="float" office:value="268562">
            <text:p>2685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48.1074311884804">
            <text:p>48.1074311885</text:p>
          </table:table-cell>
          <table:table-cell office:value-type="float" office:value="-1.23046875">
            <text:p>-1.23046875</text:p>
          </table:table-cell>
          <table:table-cell office:value-type="float" office:value="47.6061630438687">
            <text:p>47.6061630439</text:p>
          </table:table-cell>
          <table:table-cell office:value-type="float" office:value="-0.439453125">
            <text:p>-0.439453125</text:p>
          </table:table-cell>
          <table:table-cell office:value-type="string">
            <text:p>ernée</text:p>
          </table:table-cell>
          <table:table-cell office:value-type="float" office:value="1">
            <text:p>1</text:p>
          </table:table-cell>
          <table:table-cell office:value-type="float" office:value="99291">
            <text:p>9929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table:number-columns-repeated="4" office:value-type="string">
            <text:p>NULL</text:p>
          </table:table-cell>
          <table:table-cell office:value-type="string">
            <text:p>le man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50.8194983306352">
            <text:p>50.8194983306</text:p>
          </table:table-cell>
          <table:table-cell office:value-type="float" office:value="4.3876311852091">
            <text:p>4.3876311852</text:p>
          </table:table-cell>
          <table:table-cell office:value-type="float" office:value="47.2475088237883">
            <text:p>47.2475088238</text:p>
          </table:table-cell>
          <table:table-cell office:value-type="float" office:value="6.00095145200612">
            <text:p>6.000951452</text:p>
          </table:table-cell>
          <table:table-cell office:value-type="string">
            <text:p>Bruxelles</text:p>
          </table:table-cell>
          <table:table-cell office:value-type="float" office:value="0">
            <text:p>0</text:p>
          </table:table-cell>
          <table:table-cell office:value-type="float" office:value="533795">
            <text:p>53379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50.576178496579">
            <text:p>50.5761784966</text:p>
          </table:table-cell>
          <table:table-cell office:value-type="float" office:value="3.04694652557373">
            <text:p>3.0469465256</text:p>
          </table:table-cell>
          <table:table-cell office:value-type="float" office:value="50.5907568430643">
            <text:p>50.5907568431</text:p>
          </table:table-cell>
          <table:table-cell office:value-type="float" office:value="3.05166721343994">
            <text:p>3.0516672134</text:p>
          </table:table-cell>
          <table:table-cell office:value-type="string">
            <text:p>Le parc-Cora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.5761512431075">
            <text:p>50.5761512431</text:p>
          </table:table-cell>
          <table:table-cell office:value-type="float" office:value="3.04716110229492">
            <text:p>3.0471611023</text:p>
          </table:table-cell>
          <table:table-cell office:value-type="float" office:value="50.5802254620774">
            <text:p>50.5802254621</text:p>
          </table:table-cell>
          <table:table-cell office:value-type="float" office:value="3.07969093322753">
            <text:p>3.0796909332</text:p>
          </table:table-cell>
          <table:table-cell office:value-type="string">
            <text:p>Le parc-Auchan</text:p>
          </table:table-cell>
          <table:table-cell office:value-type="float" office:value="0">
            <text:p>0</text:p>
          </table:table-cell>
          <table:table-cell office:value-type="float" office:value="4252">
            <text:p>425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table:number-columns-repeated="4" office:value-type="string">
            <text:p>NULL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6">
            <text:p>76</text:p>
          </table:table-cell>
          <table:table-cell table:number-columns-repeated="4" office:value-type="string">
            <text:p>NULL</text:p>
          </table:table-cell>
          <table:table-cell office:value-type="string">
            <text:p>toulouse nimes</text:p>
          </table:table-cell>
          <table:table-cell office:value-type="float" office:value="0">
            <text:p>0</text:p>
          </table:table-cell>
          <table:table-cell office:value-type="float" office:value="311176">
            <text:p>31117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table:number-columns-repeated="4" office:value-type="string">
            <text:p>NULL</text:p>
          </table:table-cell>
          <table:table-cell office:value-type="string">
            <text:p>carpentras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47.216121673584">
            <text:p>47.2161216736</text:p>
          </table:table-cell>
          <table:table-cell office:value-type="float" office:value="-1.54889690876007">
            <text:p>-1.5488969088</text:p>
          </table:table-cell>
          <table:table-cell office:value-type="float" office:value="47.2000312805176">
            <text:p>47.2000312805</text:p>
          </table:table-cell>
          <table:table-cell office:value-type="float" office:value="-1.53296959400177">
            <text:p>-1.532969594</text:p>
          </table:table-cell>
          <table:table-cell office:value-type="string">
            <text:p>Ile de Nante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216121673584">
            <text:p>47.2161216736</text:p>
          </table:table-cell>
          <table:table-cell office:value-type="float" office:value="-1.54889690876007">
            <text:p>-1.5488969088</text:p>
          </table:table-cell>
          <table:table-cell office:value-type="float" office:value="47.2000312805176">
            <text:p>47.2000312805</text:p>
          </table:table-cell>
          <table:table-cell office:value-type="float" office:value="-1.53296959400177">
            <text:p>-1.532969594</text:p>
          </table:table-cell>
          <table:table-cell office:value-type="string">
            <text:p>Ile de Nantes</text:p>
          </table:table-cell>
          <table:table-cell office:value-type="float" office:value="0">
            <text:p>0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3/04/2013</text:date>, <text:time>11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4T11:39:43.75</meta:creation-date>
    <dc:date>2013-03-04T11:48:51.68</dc:date>
    <meta:editing-duration>PT9M8S</meta:editing-duration>
    <meta:editing-cycles>1</meta:editing-cycles>
    <meta:document-statistic meta:table-count="3" meta:cell-count="579" meta:object-count="0"/>
    <meta:generator>OpenOffice.org/3.4.1$Win32 OpenOffice.org_project/341m1$Build-9593</meta:generator>
  </office:meta>
</office:document-meta>
</file>